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order="0.06pt solid #000000"/>
    </style:style>
    <style:style style:name="ce9" style:family="table-cell" style:parent-style-name="Default" style:data-style-name="N4">
      <style:table-cell-properties fo:background-color="transparent" fo:border="0.06pt solid #000000"/>
    </style:style>
    <style:style style:name="ce10" style:family="table-cell" style:parent-style-name="Default" style:data-style-name="N4">
      <style:table-cell-properties fo:background-color="#fff200" fo:border="0.06pt solid #000000"/>
    </style:style>
    <style:style style:name="ce11" style:family="table-cell" style:parent-style-name="Default" style:data-style-name="N4">
      <style:table-cell-properties fo:background-color="#00a65d" fo:border="0.06pt solid #000000"/>
    </style:style>
    <style:style style:name="ce12" style:family="table-cell" style:parent-style-name="Default" style:data-style-name="N4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ackground-color="#f3715a" fo:border="0.06pt solid #000000"/>
    </style:style>
    <style:style style:name="ce1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ce8"/>
        <table:table-column table:style-name="co1" table:default-cell-style-name="ce11"/>
        <table:table-column table:style-name="co1" table:default-cell-style-name="ce10"/>
        <table:table-column table:style-name="co1" table:default-cell-style-name="ce12"/>
        <table:table-column table:style-name="co1" table:number-columns-repeated="9" table:default-cell-style-name="Default"/>
        <table:table-row table:style-name="ro1"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table:number-columns-spanned="7" table:number-rows-spanned="1"/>
          <table:covered-table-cell table:number-columns-repeated="5" table:style-name="Default"/>
          <table:covered-table-cell/>
          <table:table-cell table:number-columns-repeated="8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Reale</text:p>
          </table:table-cell>
          <table:covered-table-cell table:number-columns-repeated="4" table:style-name="ce3"/>
          <table:table-cell table:style-name="ce3" office:value-type="string" calcext:value-type="string">
            <text:p>Teorica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3" office:value-type="string" calcext:value-type="string">
            <text:p>Test1</text:p>
          </table:table-cell>
          <table:table-cell table:style-name="ce3" office:value-type="string" calcext:value-type="string">
            <text:p>Test2</text:p>
          </table:table-cell>
          <table:table-cell table:style-name="ce3" office:value-type="string" calcext:value-type="string">
            <text:p>Test3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Dev</text:p>
          </table:table-cell>
          <table:table-cell table:style-name="ce13"/>
          <table:table-cell table:number-columns-repeated="4"/>
          <table:table-cell table:style-name="ce7" table:number-columns-repeated="4"/>
          <table:table-cell/>
        </table:table-row>
        <table:table-row table:style-name="ro1">
          <table:table-cell office:value-type="string" calcext:value-type="string" table:number-columns-spanned="1" table:number-rows-spanned="7">
            <text:p>PosY</text:p>
          </table:table-cell>
          <table:table-cell office:value-type="float" office:value="531.296" calcext:value-type="float">
            <text:p>531.30</text:p>
          </table:table-cell>
          <table:table-cell office:value-type="float" office:value="530.955" calcext:value-type="float">
            <text:p>530.96</text:p>
          </table:table-cell>
          <table:table-cell office:value-type="float" office:value="530.915" calcext:value-type="float">
            <text:p>530.92</text:p>
          </table:table-cell>
          <table:table-cell table:formula="of:=AVERAGE([.B5:.D5])" office:value-type="float" office:value="531.055333333333" calcext:value-type="float">
            <text:p>531.06</text:p>
          </table:table-cell>
          <table:table-cell table:formula="of:=COM.MICROSOFT.STDEV.P([.B5:.D5])" office:value-type="float" office:value="0.170958734462143" calcext:value-type="float">
            <text:p>0.17</text:p>
          </table:table-cell>
          <table:table-cell table:style-name="ce14" office:value-type="float" office:value="530.854" calcext:value-type="float">
            <text:p>530.85</text:p>
          </table:table-cell>
          <table:table-cell table:number-columns-repeated="9"/>
        </table:table-row>
        <table:table-row table:style-name="ro1">
          <table:covered-table-cell/>
          <table:table-cell office:value-type="float" office:value="531.463" calcext:value-type="float">
            <text:p>531.46</text:p>
          </table:table-cell>
          <table:table-cell office:value-type="float" office:value="532.287" calcext:value-type="float">
            <text:p>532.29</text:p>
          </table:table-cell>
          <table:table-cell office:value-type="float" office:value="532.352" calcext:value-type="float">
            <text:p>532.35</text:p>
          </table:table-cell>
          <table:table-cell table:formula="of:=AVERAGE([.B6:.D6])" office:value-type="float" office:value="532.034" calcext:value-type="float">
            <text:p>532.03</text:p>
          </table:table-cell>
          <table:table-cell table:formula="of:=COM.MICROSOFT.STDEV.P([.B6:.D6])" office:value-type="float" office:value="0.404629048224025" calcext:value-type="float">
            <text:p>0.40</text:p>
          </table:table-cell>
          <table:table-cell table:style-name="ce14" office:value-type="float" office:value="531.127" calcext:value-type="float">
            <text:p>531.13</text:p>
          </table:table-cell>
          <table:table-cell table:number-columns-repeated="4"/>
          <table:table-cell table:style-name="ce17"/>
          <table:table-cell table:number-columns-repeated="4"/>
        </table:table-row>
        <table:table-row table:style-name="ro1">
          <table:covered-table-cell/>
          <table:table-cell office:value-type="float" office:value="357.304" calcext:value-type="float">
            <text:p>357.30</text:p>
          </table:table-cell>
          <table:table-cell office:value-type="float" office:value="356.992" calcext:value-type="float">
            <text:p>356.99</text:p>
          </table:table-cell>
          <table:table-cell office:value-type="float" office:value="357.028" calcext:value-type="float">
            <text:p>357.03</text:p>
          </table:table-cell>
          <table:table-cell table:formula="of:=AVERAGE([.B7:.D7])" office:value-type="float" office:value="357.108" calcext:value-type="float">
            <text:p>357.11</text:p>
          </table:table-cell>
          <table:table-cell table:formula="of:=COM.MICROSOFT.STDEV.P([.B7:.D7])" office:value-type="float" office:value="0.139370011121453" calcext:value-type="float">
            <text:p>0.14</text:p>
          </table:table-cell>
          <table:table-cell table:style-name="ce14" office:value-type="float" office:value="355.482" calcext:value-type="float">
            <text:p>355.48</text:p>
          </table:table-cell>
          <table:table-cell table:number-columns-repeated="4"/>
          <table:table-cell table:style-name="ce17"/>
          <table:table-cell table:number-columns-repeated="4"/>
        </table:table-row>
        <table:table-row table:style-name="ro1">
          <table:covered-table-cell/>
          <table:table-cell office:value-type="float" office:value="355.565" calcext:value-type="float">
            <text:p>355.57</text:p>
          </table:table-cell>
          <table:table-cell office:value-type="float" office:value="355.656" calcext:value-type="float">
            <text:p>355.66</text:p>
          </table:table-cell>
          <table:table-cell office:value-type="float" office:value="355.628" calcext:value-type="float">
            <text:p>355.63</text:p>
          </table:table-cell>
          <table:table-cell table:formula="of:=AVERAGE([.B8:.D8])" office:value-type="float" office:value="355.616333333333" calcext:value-type="float">
            <text:p>355.62</text:p>
          </table:table-cell>
          <table:table-cell table:formula="of:=COM.MICROSOFT.STDEV.P([.B8:.D8])" office:value-type="float" office:value="0.0380555150040352" calcext:value-type="float">
            <text:p>0.04</text:p>
          </table:table-cell>
          <table:table-cell table:style-name="ce14" office:value-type="float" office:value="354.847" calcext:value-type="float">
            <text:p>354.85</text:p>
          </table:table-cell>
          <table:table-cell table:number-columns-repeated="4"/>
          <table:table-cell table:style-name="ce17"/>
          <table:table-cell table:number-columns-repeated="4"/>
        </table:table-row>
        <table:table-row table:style-name="ro1">
          <table:covered-table-cell/>
          <table:table-cell office:value-type="float" office:value="355.769" calcext:value-type="float">
            <text:p>355.77</text:p>
          </table:table-cell>
          <table:table-cell office:value-type="float" office:value="355.712" calcext:value-type="float">
            <text:p>355.71</text:p>
          </table:table-cell>
          <table:table-cell office:value-type="float" office:value="355.726" calcext:value-type="float">
            <text:p>355.73</text:p>
          </table:table-cell>
          <table:table-cell table:formula="of:=AVERAGE([.B9:.D9])" office:value-type="float" office:value="355.735666666667" calcext:value-type="float">
            <text:p>355.74</text:p>
          </table:table-cell>
          <table:table-cell table:formula="of:=COM.MICROSOFT.STDEV.P([.B9:.D9])" office:value-type="float" office:value="0.0242532930181145" calcext:value-type="float">
            <text:p>0.02</text:p>
          </table:table-cell>
          <table:table-cell table:style-name="ce14" office:value-type="float" office:value="355.031" calcext:value-type="float">
            <text:p>355.03</text:p>
          </table:table-cell>
          <table:table-cell table:number-columns-repeated="4"/>
          <table:table-cell table:style-name="ce17"/>
          <table:table-cell table:number-columns-repeated="4"/>
        </table:table-row>
        <table:table-row table:style-name="ro1">
          <table:covered-table-cell/>
          <table:table-cell office:value-type="float" office:value="179.469" calcext:value-type="float">
            <text:p>179.47</text:p>
          </table:table-cell>
          <table:table-cell office:value-type="float" office:value="179.452" calcext:value-type="float">
            <text:p>179.45</text:p>
          </table:table-cell>
          <table:table-cell office:value-type="float" office:value="179.458" calcext:value-type="float">
            <text:p>179.46</text:p>
          </table:table-cell>
          <table:table-cell table:formula="of:=AVERAGE([.B10:.D10])" office:value-type="float" office:value="179.459666666667" calcext:value-type="float">
            <text:p>179.46</text:p>
          </table:table-cell>
          <table:table-cell table:formula="of:=COM.MICROSOFT.STDEV.P([.B10:.D10])" office:value-type="float" office:value="0.00703957069397913" calcext:value-type="float">
            <text:p>0.01</text:p>
          </table:table-cell>
          <table:table-cell table:style-name="ce14" office:value-type="float" office:value="179.199" calcext:value-type="float">
            <text:p>179.20</text:p>
          </table:table-cell>
          <table:table-cell table:number-columns-repeated="4"/>
          <table:table-cell table:style-name="ce17"/>
          <table:table-cell table:number-columns-repeated="4"/>
        </table:table-row>
        <table:table-row table:style-name="ro1">
          <table:covered-table-cell/>
          <table:table-cell office:value-type="float" office:value="179.579" calcext:value-type="float">
            <text:p>179.58</text:p>
          </table:table-cell>
          <table:table-cell office:value-type="float" office:value="179.307" calcext:value-type="float">
            <text:p>179.31</text:p>
          </table:table-cell>
          <table:table-cell office:value-type="float" office:value="179.439" calcext:value-type="float">
            <text:p>179.44</text:p>
          </table:table-cell>
          <table:table-cell table:formula="of:=AVERAGE([.B11:.D11])" office:value-type="float" office:value="179.441666666667" calcext:value-type="float">
            <text:p>179.44</text:p>
          </table:table-cell>
          <table:table-cell table:formula="of:=COM.MICROSOFT.STDEV.P([.B11:.D11])" office:value-type="float" office:value="0.111059543589122" calcext:value-type="float">
            <text:p>0.11</text:p>
          </table:table-cell>
          <table:table-cell table:style-name="ce14" office:value-type="float" office:value="179.627" calcext:value-type="float">
            <text:p>179.63</text:p>
          </table:table-cell>
          <table:table-cell table:number-columns-repeated="4"/>
          <table:table-cell table:style-name="ce17"/>
          <table:table-cell table:number-columns-repeated="4"/>
        </table:table-row>
        <table:table-row table:style-name="ro1">
          <table:table-cell/>
          <table:table-cell table:style-name="ce9" table:number-columns-repeated="5"/>
          <table:table-cell table:style-name="ce8"/>
          <table:table-cell table:number-columns-repeated="4"/>
          <table:table-cell table:style-name="ce17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8">
            <text:p>PosX</text:p>
          </table:table-cell>
          <table:table-cell table:number-columns-spanned="6" table:number-rows-spanned="1"/>
          <table:covered-table-cell table:number-columns-repeated="2"/>
          <table:covered-table-cell table:number-columns-repeated="2" table:style-name="ce8"/>
          <table:covered-table-cell table:style-name="ce15"/>
          <table:table-cell table:number-columns-repeated="9"/>
        </table:table-row>
        <table:table-row table:style-name="ro1">
          <table:covered-table-cell/>
          <table:table-cell office:value-type="float" office:value="158.932" calcext:value-type="float">
            <text:p>158.93</text:p>
          </table:table-cell>
          <table:table-cell office:value-type="float" office:value="159.018" calcext:value-type="float">
            <text:p>159.02</text:p>
          </table:table-cell>
          <table:table-cell office:value-type="float" office:value="158.866" calcext:value-type="float">
            <text:p>158.87</text:p>
          </table:table-cell>
          <table:table-cell table:formula="of:=AVERAGE([.B14:.D14])" office:value-type="float" office:value="158.938666666667" calcext:value-type="float">
            <text:p>158.94</text:p>
          </table:table-cell>
          <table:table-cell table:formula="of:=COM.MICROSOFT.STDEV.P([.B14:.D14])" office:value-type="float" office:value="0.0622325388272751" calcext:value-type="float">
            <text:p>0.06</text:p>
          </table:table-cell>
          <table:table-cell table:style-name="ce14" office:value-type="float" office:value="157.44" calcext:value-type="float">
            <text:p>157.44</text:p>
          </table:table-cell>
          <table:table-cell office:value-type="string" calcext:value-type="string">
            <text:p>P8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5.743" calcext:value-type="float">
            <text:p>385.74</text:p>
          </table:table-cell>
          <table:table-cell office:value-type="float" office:value="385.833" calcext:value-type="float">
            <text:p>385.83</text:p>
          </table:table-cell>
          <table:table-cell office:value-type="float" office:value="385.797" calcext:value-type="float">
            <text:p>385.80</text:p>
          </table:table-cell>
          <table:table-cell table:formula="of:=AVERAGE([.B15:.D15])" office:value-type="float" office:value="385.791" calcext:value-type="float">
            <text:p>385.79</text:p>
          </table:table-cell>
          <table:table-cell table:formula="of:=COM.MICROSOFT.STDEV.P([.B15:.D15])" office:value-type="float" office:value="0.0369864840178276" calcext:value-type="float">
            <text:p>0.04</text:p>
          </table:table-cell>
          <table:table-cell table:style-name="ce14" office:value-type="float" office:value="384.391" calcext:value-type="float">
            <text:p>384.39</text:p>
          </table:table-cell>
          <table:table-cell office:value-type="string" calcext:value-type="string">
            <text:p>P9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5.186" calcext:value-type="float">
            <text:p>45.19</text:p>
          </table:table-cell>
          <table:table-cell office:value-type="float" office:value="45.161" calcext:value-type="float">
            <text:p>45.16</text:p>
          </table:table-cell>
          <table:table-cell office:value-type="float" office:value="45.06" calcext:value-type="float">
            <text:p>45.06</text:p>
          </table:table-cell>
          <table:table-cell table:formula="of:=AVERAGE([.B16:.D16])" office:value-type="float" office:value="45.1356666666667" calcext:value-type="float">
            <text:p>45.14</text:p>
          </table:table-cell>
          <table:table-cell table:formula="of:=COM.MICROSOFT.STDEV.P([.B16:.D16])" office:value-type="float" office:value="0.0544691553898975" calcext:value-type="float">
            <text:p>0.05</text:p>
          </table:table-cell>
          <table:table-cell table:style-name="ce14" office:value-type="float" office:value="44.552" calcext:value-type="float">
            <text:p>44.55</text:p>
          </table:table-cell>
          <table:table-cell office:value-type="string" calcext:value-type="string">
            <text:p>P5</text:p>
          </table:table-cell>
          <table:table-cell table:number-columns-repeated="3"/>
          <table:table-cell table:style-name="ce16" table:number-columns-repeated="5"/>
        </table:table-row>
        <table:table-row table:style-name="ro1">
          <table:covered-table-cell/>
          <table:table-cell office:value-type="float" office:value="272.503" calcext:value-type="float">
            <text:p>272.50</text:p>
          </table:table-cell>
          <table:table-cell office:value-type="float" office:value="272.592" calcext:value-type="float">
            <text:p>272.59</text:p>
          </table:table-cell>
          <table:table-cell office:value-type="float" office:value="272.489" calcext:value-type="float">
            <text:p>272.49</text:p>
          </table:table-cell>
          <table:table-cell table:formula="of:=AVERAGE([.B17:.D17])" office:value-type="float" office:value="272.528" calcext:value-type="float">
            <text:p>272.53</text:p>
          </table:table-cell>
          <table:table-cell table:formula="of:=COM.MICROSOFT.STDEV.P([.B17:.D17])" office:value-type="float" office:value="0.0456143252352468" calcext:value-type="float">
            <text:p>0.05</text:p>
          </table:table-cell>
          <table:table-cell table:style-name="ce14" office:value-type="float" office:value="271.088" calcext:value-type="float">
            <text:p>271.09</text:p>
          </table:table-cell>
          <table:table-cell office:value-type="string" calcext:value-type="string">
            <text:p>P6</text:p>
          </table:table-cell>
          <table:table-cell table:number-columns-repeated="3"/>
          <table:table-cell table:style-name="ce16" table:number-columns-repeated="5"/>
        </table:table-row>
        <table:table-row table:style-name="ro1">
          <table:covered-table-cell/>
          <table:table-cell office:value-type="float" office:value="498.102" calcext:value-type="float">
            <text:p>498.10</text:p>
          </table:table-cell>
          <table:table-cell office:value-type="float" office:value="498.205" calcext:value-type="float">
            <text:p>498.21</text:p>
          </table:table-cell>
          <table:table-cell office:value-type="float" office:value="498.402" calcext:value-type="float">
            <text:p>498.40</text:p>
          </table:table-cell>
          <table:table-cell table:formula="of:=AVERAGE([.B18:.D18])" office:value-type="float" office:value="498.236333333333" calcext:value-type="float">
            <text:p>498.24</text:p>
          </table:table-cell>
          <table:table-cell table:formula="of:=COM.MICROSOFT.STDEV.P([.B18:.D18])" office:value-type="float" office:value="0.124462399498362" calcext:value-type="float">
            <text:p>0.12</text:p>
          </table:table-cell>
          <table:table-cell table:style-name="ce14" office:value-type="float" office:value="497.083" calcext:value-type="float">
            <text:p>497.08</text:p>
          </table:table-cell>
          <table:table-cell office:value-type="string" calcext:value-type="string">
            <text:p>P7</text:p>
          </table:table-cell>
          <table:table-cell table:number-columns-repeated="3"/>
          <table:table-cell table:style-name="ce16" table:number-columns-repeated="5"/>
        </table:table-row>
        <table:table-row table:style-name="ro1">
          <table:covered-table-cell/>
          <table:table-cell office:value-type="float" office:value="158.79" calcext:value-type="float">
            <text:p>158.79</text:p>
          </table:table-cell>
          <table:table-cell office:value-type="float" office:value="158.745" calcext:value-type="float">
            <text:p>158.75</text:p>
          </table:table-cell>
          <table:table-cell office:value-type="float" office:value="158.857" calcext:value-type="float">
            <text:p>158.86</text:p>
          </table:table-cell>
          <table:table-cell table:formula="of:=AVERAGE([.B19:.D19])" office:value-type="float" office:value="158.797333333333" calcext:value-type="float">
            <text:p>158.80</text:p>
          </table:table-cell>
          <table:table-cell table:formula="of:=COM.MICROSOFT.STDEV.P([.B19:.D19])" office:value-type="float" office:value="0.046016905106226" calcext:value-type="float">
            <text:p>0.05</text:p>
          </table:table-cell>
          <table:table-cell table:style-name="ce14" office:value-type="float" office:value="156.933" calcext:value-type="float">
            <text:p>156.93</text:p>
          </table:table-cell>
          <table:table-cell office:value-type="string" calcext:value-type="string">
            <text:p>P3</text:p>
          </table:table-cell>
          <table:table-cell table:style-name="ce7" table:number-columns-repeated="3"/>
          <table:table-cell table:style-name="ce16" table:number-columns-repeated="5"/>
        </table:table-row>
        <table:table-row table:style-name="ro1">
          <table:covered-table-cell/>
          <table:table-cell office:value-type="float" office:value="385.121" calcext:value-type="float">
            <text:p>385.12</text:p>
          </table:table-cell>
          <table:table-cell office:value-type="float" office:value="385.637" calcext:value-type="float">
            <text:p>385.64</text:p>
          </table:table-cell>
          <table:table-cell office:value-type="float" office:value="385.017" calcext:value-type="float">
            <text:p>385.02</text:p>
          </table:table-cell>
          <table:table-cell table:formula="of:=AVERAGE([.B20:.D20])" office:value-type="float" office:value="385.258333333333" calcext:value-type="float">
            <text:p>385.26</text:p>
          </table:table-cell>
          <table:table-cell table:formula="of:=COM.MICROSOFT.STDEV.P([.B20:.D20])" office:value-type="float" office:value="0.2711030964207" calcext:value-type="float">
            <text:p>0.27</text:p>
          </table:table-cell>
          <table:table-cell table:style-name="ce14" office:value-type="float" office:value="383.667" calcext:value-type="float">
            <text:p>383.67</text:p>
          </table:table-cell>
          <table:table-cell office:value-type="string" calcext:value-type="string">
            <text:p>P4</text:p>
          </table:table-cell>
          <table:table-cell table:style-name="ce7" table:number-columns-spanned="2" table:number-rows-spanned="1"/>
          <table:covered-table-cell/>
          <table:table-cell table:style-name="ce9"/>
          <table:table-cell table:style-name="ce16" table:number-columns-repeated="5"/>
        </table:table-row>
        <table:table-row table:style-name="ro1">
          <table:table-cell/>
          <table:table-cell table:style-name="ce9" table:number-columns-repeated="5"/>
          <table:table-cell table:style-name="ce16"/>
          <table:table-cell/>
          <table:table-cell table:style-name="ce7" table:number-columns-repeated="3"/>
          <table:table-cell table:style-name="ce16" table:number-columns-repeated="5"/>
        </table:table-row>
        <table:table-row table:style-name="ro1">
          <table:table-cell/>
          <table:table-cell table:number-columns-spanned="5" table:number-rows-spanned="1"/>
          <table:covered-table-cell table:number-columns-repeated="2"/>
          <table:covered-table-cell table:number-columns-repeated="2" table:style-name="ce8"/>
          <table:table-cell table:number-columns-repeated="5"/>
          <table:table-cell table:style-name="ce16" table:number-columns-repeated="5"/>
        </table:table-row>
        <table:table-row table:style-name="ro1">
          <table:table-cell office:value-type="string" calcext:value-type="string" table:number-columns-spanned="1" table:number-rows-spanned="7">
            <text:p>Errx</text:p>
          </table:table-cell>
          <table:table-cell table:style-name="ce10" table:formula="of:=ABS([.G5]-[.B5])" office:value-type="float" office:value="0.442000000000007" calcext:value-type="float">
            <text:p>0.44</text:p>
          </table:table-cell>
          <table:table-cell table:style-name="ce10" table:formula="of:=ABS([.G5]-[.C5])" office:value-type="float" office:value="0.100999999999999" calcext:value-type="float">
            <text:p>0.10</text:p>
          </table:table-cell>
          <table:table-cell table:style-name="ce10" table:formula="of:=ABS([.D5]-[.G5])" office:value-type="float" office:value="0.0609999999999218" calcext:value-type="float">
            <text:p>0.06</text:p>
          </table:table-cell>
          <table:table-cell table:formula="of:=AVERAGE([.B23:.D23])" office:value-type="float" office:value="0.201333333333309" calcext:value-type="float">
            <text:p>0.20</text:p>
          </table:table-cell>
          <table:table-cell table:formula="of:=COM.MICROSOFT.STDEV.P([.B23:.D23])" office:value-type="float" office:value="0.170958734462143" calcext:value-type="float">
            <text:p>0.17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6]-[.B6])" office:value-type="float" office:value="0.336000000000013" calcext:value-type="float">
            <text:p>0.34</text:p>
          </table:table-cell>
          <table:table-cell table:style-name="ce10" table:formula="of:=ABS([.G6]-[.C6])" office:value-type="float" office:value="1.16000000000008" calcext:value-type="float">
            <text:p>1.16</text:p>
          </table:table-cell>
          <table:table-cell table:style-name="ce10" table:formula="of:=ABS([.D6]-[.G6])" office:value-type="float" office:value="1.22500000000002" calcext:value-type="float">
            <text:p>1.23</text:p>
          </table:table-cell>
          <table:table-cell table:formula="of:=AVERAGE([.B24:.D24])" office:value-type="float" office:value="0.907000000000039" calcext:value-type="float">
            <text:p>0.91</text:p>
          </table:table-cell>
          <table:table-cell table:formula="of:=COM.MICROSOFT.STDEV.P([.B24:.D24])" office:value-type="float" office:value="0.404629048224025" calcext:value-type="float">
            <text:p>0.40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7]-[.B7])" office:value-type="float" office:value="1.82199999999995" calcext:value-type="float">
            <text:p>1.82</text:p>
          </table:table-cell>
          <table:table-cell table:style-name="ce10" table:formula="of:=ABS([.G7]-[.C7])" office:value-type="float" office:value="1.50999999999999" calcext:value-type="float">
            <text:p>1.51</text:p>
          </table:table-cell>
          <table:table-cell table:style-name="ce10" table:formula="of:=ABS([.D7]-[.G7])" office:value-type="float" office:value="1.54599999999999" calcext:value-type="float">
            <text:p>1.55</text:p>
          </table:table-cell>
          <table:table-cell table:formula="of:=AVERAGE([.B25:.D25])" office:value-type="float" office:value="1.62599999999998" calcext:value-type="float">
            <text:p>1.63</text:p>
          </table:table-cell>
          <table:table-cell table:formula="of:=COM.MICROSOFT.STDEV.P([.B25:.D25])" office:value-type="float" office:value="0.139370011121453" calcext:value-type="float">
            <text:p>0.14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8]-[.B8])" office:value-type="float" office:value="0.718000000000018" calcext:value-type="float">
            <text:p>0.72</text:p>
          </table:table-cell>
          <table:table-cell table:style-name="ce10" table:formula="of:=ABS([.G8]-[.C8])" office:value-type="float" office:value="0.809000000000026" calcext:value-type="float">
            <text:p>0.81</text:p>
          </table:table-cell>
          <table:table-cell table:style-name="ce10" table:formula="of:=ABS([.D8]-[.G8])" office:value-type="float" office:value="0.781000000000006" calcext:value-type="float">
            <text:p>0.78</text:p>
          </table:table-cell>
          <table:table-cell table:formula="of:=AVERAGE([.B26:.D26])" office:value-type="float" office:value="0.76933333333335" calcext:value-type="float">
            <text:p>0.77</text:p>
          </table:table-cell>
          <table:table-cell table:formula="of:=COM.MICROSOFT.STDEV.P([.B26:.D26])" office:value-type="float" office:value="0.0380555150040352" calcext:value-type="float">
            <text:p>0.04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9]-[.B9])" office:value-type="float" office:value="0.738" calcext:value-type="float">
            <text:p>0.74</text:p>
          </table:table-cell>
          <table:table-cell table:style-name="ce10" table:formula="of:=ABS([.G9]-[.C9])" office:value-type="float" office:value="0.680999999999983" calcext:value-type="float">
            <text:p>0.68</text:p>
          </table:table-cell>
          <table:table-cell table:style-name="ce10" table:formula="of:=ABS([.D9]-[.G9])" office:value-type="float" office:value="0.694999999999993" calcext:value-type="float">
            <text:p>0.69</text:p>
          </table:table-cell>
          <table:table-cell table:formula="of:=AVERAGE([.B27:.D27])" office:value-type="float" office:value="0.704666666666659" calcext:value-type="float">
            <text:p>0.70</text:p>
          </table:table-cell>
          <table:table-cell table:formula="of:=COM.MICROSOFT.STDEV.P([.B27:.D27])" office:value-type="float" office:value="0.0242532930181145" calcext:value-type="float">
            <text:p>0.02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0]-[.B10])" office:value-type="float" office:value="0.269999999999982" calcext:value-type="float">
            <text:p>0.27</text:p>
          </table:table-cell>
          <table:table-cell table:style-name="ce10" table:formula="of:=ABS([.G10]-[.C10])" office:value-type="float" office:value="0.252999999999986" calcext:value-type="float">
            <text:p>0.25</text:p>
          </table:table-cell>
          <table:table-cell table:style-name="ce10" table:formula="of:=ABS([.D10]-[.G10])" office:value-type="float" office:value="0.258999999999986" calcext:value-type="float">
            <text:p>0.26</text:p>
          </table:table-cell>
          <table:table-cell table:formula="of:=AVERAGE([.B28:.D28])" office:value-type="float" office:value="0.260666666666651" calcext:value-type="float">
            <text:p>0.26</text:p>
          </table:table-cell>
          <table:table-cell table:formula="of:=COM.MICROSOFT.STDEV.P([.B28:.D28])" office:value-type="float" office:value="0.00703957069397913" calcext:value-type="float">
            <text:p>0.01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1]-[.B11])" office:value-type="float" office:value="0.0480000000000018" calcext:value-type="float">
            <text:p>0.05</text:p>
          </table:table-cell>
          <table:table-cell table:style-name="ce10" table:formula="of:=ABS([.G11]-[.C11])" office:value-type="float" office:value="0.320000000000022" calcext:value-type="float">
            <text:p>0.32</text:p>
          </table:table-cell>
          <table:table-cell table:style-name="ce10" table:formula="of:=ABS([.D11]-[.G11])" office:value-type="float" office:value="0.188000000000017" calcext:value-type="float">
            <text:p>0.19</text:p>
          </table:table-cell>
          <table:table-cell table:formula="of:=AVERAGE([.B29:.D29])" office:value-type="float" office:value="0.185333333333347" calcext:value-type="float">
            <text:p>0.19</text:p>
          </table:table-cell>
          <table:table-cell table:formula="of:=COM.MICROSOFT.STDEV.P([.B29:.D29])" office:value-type="float" office:value="0.111059543589122" calcext:value-type="float">
            <text:p>0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table:formula="of:=AVERAGE([.B23:.B29])" office:value-type="float" office:value="0.624857142857138" calcext:value-type="float">
            <text:p>0.62</text:p>
          </table:table-cell>
          <table:table-cell table:style-name="ce11" table:formula="of:=AVERAGE([.C23:.C29])" office:value-type="float" office:value="0.690571428571441" calcext:value-type="float">
            <text:p>0.69</text:p>
          </table:table-cell>
          <table:table-cell table:style-name="ce11" table:formula="of:=AVERAGE([.D23:.D29])" office:value-type="float" office:value="0.679285714285706" calcext:value-type="float">
            <text:p>0.68</text:p>
          </table:table-cell>
          <table:table-cell table:formula="of:=AVERAGE([.E23:.E29])" office:value-type="float" office:value="0.664904761904762" calcext:value-type="float">
            <text:p>0.66</text:p>
          </table:table-cell>
          <table:table-cell table:style-name="ce11" table:formula="of:=AVERAGE([.F23:.F29])" office:value-type="float" office:value="0.127909388016125" calcext:value-type="float">
            <text:p>0.13</text:p>
          </table:table-cell>
          <table:table-cell table:number-columns-repeated="10"/>
        </table:table-row>
        <table:table-row table:style-name="ro1">
          <table:table-cell/>
          <table:table-cell table:number-columns-spanned="5" table:number-rows-spanned="1"/>
          <table:covered-table-cell table:number-columns-repeated="2"/>
          <table:covered-table-cell table:number-columns-repeated="2" table:style-name="ce8"/>
          <table:table-cell table:number-columns-repeated="10"/>
        </table:table-row>
        <table:table-row table:style-name="ro1">
          <table:table-cell office:value-type="string" calcext:value-type="string" table:number-columns-spanned="1" table:number-rows-spanned="7">
            <text:p>Erry</text:p>
          </table:table-cell>
          <table:table-cell table:style-name="ce10" table:formula="of:=ABS([.G14]-[.B14])" office:value-type="float" office:value="1.49199999999999" calcext:value-type="float">
            <text:p>1.49</text:p>
          </table:table-cell>
          <table:table-cell table:style-name="ce10" table:formula="of:=ABS([.G14]-[.C14])" office:value-type="float" office:value="1.578" calcext:value-type="float">
            <text:p>1.58</text:p>
          </table:table-cell>
          <table:table-cell table:style-name="ce10" table:formula="of:=ABS([.D14]-[.G14])" office:value-type="float" office:value="1.42600000000002" calcext:value-type="float">
            <text:p>1.43</text:p>
          </table:table-cell>
          <table:table-cell table:formula="of:=AVERAGE([.B32:.D32])" office:value-type="float" office:value="1.49866666666667" calcext:value-type="float">
            <text:p>1.50</text:p>
          </table:table-cell>
          <table:table-cell table:formula="of:=COM.MICROSOFT.STDEV.P([.B32:.D32])" office:value-type="float" office:value="0.0622325388272751" calcext:value-type="float">
            <text:p>0.06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5]-[.B15])" office:value-type="float" office:value="1.35199999999998" calcext:value-type="float">
            <text:p>1.35</text:p>
          </table:table-cell>
          <table:table-cell table:style-name="ce10" table:formula="of:=ABS([.G15]-[.C15])" office:value-type="float" office:value="1.44200000000001" calcext:value-type="float">
            <text:p>1.44</text:p>
          </table:table-cell>
          <table:table-cell table:style-name="ce10" table:formula="of:=ABS([.D15]-[.G15])" office:value-type="float" office:value="1.40600000000001" calcext:value-type="float">
            <text:p>1.41</text:p>
          </table:table-cell>
          <table:table-cell table:formula="of:=AVERAGE([.B33:.D33])" office:value-type="float" office:value="1.4" calcext:value-type="float">
            <text:p>1.40</text:p>
          </table:table-cell>
          <table:table-cell table:formula="of:=COM.MICROSOFT.STDEV.P([.B33:.D33])" office:value-type="float" office:value="0.0369864840178275" calcext:value-type="float">
            <text:p>0.04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6]-[.B16])" office:value-type="float" office:value="0.634" calcext:value-type="float">
            <text:p>0.63</text:p>
          </table:table-cell>
          <table:table-cell table:style-name="ce10" table:formula="of:=ABS([.G16]-[.C16])" office:value-type="float" office:value="0.609000000000002" calcext:value-type="float">
            <text:p>0.61</text:p>
          </table:table-cell>
          <table:table-cell table:style-name="ce10" table:formula="of:=ABS([.D16]-[.G16])" office:value-type="float" office:value="0.508000000000003" calcext:value-type="float">
            <text:p>0.51</text:p>
          </table:table-cell>
          <table:table-cell table:formula="of:=AVERAGE([.B34:.D34])" office:value-type="float" office:value="0.583666666666668" calcext:value-type="float">
            <text:p>0.58</text:p>
          </table:table-cell>
          <table:table-cell table:formula="of:=COM.MICROSOFT.STDEV.P([.B34:.D34])" office:value-type="float" office:value="0.0544691553898975" calcext:value-type="float">
            <text:p>0.05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7]-[.B17])" office:value-type="float" office:value="1.41499999999996" calcext:value-type="float">
            <text:p>1.41</text:p>
          </table:table-cell>
          <table:table-cell table:style-name="ce10" table:formula="of:=ABS([.G17]-[.C17])" office:value-type="float" office:value="1.50399999999996" calcext:value-type="float">
            <text:p>1.50</text:p>
          </table:table-cell>
          <table:table-cell table:style-name="ce10" table:formula="of:=ABS([.D17]-[.G17])" office:value-type="float" office:value="1.40099999999995" calcext:value-type="float">
            <text:p>1.40</text:p>
          </table:table-cell>
          <table:table-cell table:formula="of:=AVERAGE([.B35:.D35])" office:value-type="float" office:value="1.43999999999996" calcext:value-type="float">
            <text:p>1.44</text:p>
          </table:table-cell>
          <table:table-cell table:formula="of:=COM.MICROSOFT.STDEV.P([.B35:.D35])" office:value-type="float" office:value="0.0456143252352468" calcext:value-type="float">
            <text:p>0.05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8]-[.B18])" office:value-type="float" office:value="1.01899999999995" calcext:value-type="float">
            <text:p>1.02</text:p>
          </table:table-cell>
          <table:table-cell table:style-name="ce10" table:formula="of:=ABS([.G18]-[.C18])" office:value-type="float" office:value="1.12199999999996" calcext:value-type="float">
            <text:p>1.12</text:p>
          </table:table-cell>
          <table:table-cell table:style-name="ce10" table:formula="of:=ABS([.D18]-[.G18])" office:value-type="float" office:value="1.31899999999996" calcext:value-type="float">
            <text:p>1.32</text:p>
          </table:table-cell>
          <table:table-cell table:formula="of:=AVERAGE([.B36:.D36])" office:value-type="float" office:value="1.15333333333329" calcext:value-type="float">
            <text:p>1.15</text:p>
          </table:table-cell>
          <table:table-cell table:formula="of:=COM.MICROSOFT.STDEV.P([.B36:.D36])" office:value-type="float" office:value="0.124462399498362" calcext:value-type="float">
            <text:p>0.12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19]-[.B19])" office:value-type="float" office:value="1.857" calcext:value-type="float">
            <text:p>1.86</text:p>
          </table:table-cell>
          <table:table-cell table:style-name="ce10" table:formula="of:=ABS([.G19]-[.C19])" office:value-type="float" office:value="1.81200000000001" calcext:value-type="float">
            <text:p>1.81</text:p>
          </table:table-cell>
          <table:table-cell table:style-name="ce10" table:formula="of:=ABS([.D19]-[.G19])" office:value-type="float" office:value="1.92400000000001" calcext:value-type="float">
            <text:p>1.92</text:p>
          </table:table-cell>
          <table:table-cell table:formula="of:=AVERAGE([.B37:.D37])" office:value-type="float" office:value="1.86433333333334" calcext:value-type="float">
            <text:p>1.86</text:p>
          </table:table-cell>
          <table:table-cell table:formula="of:=COM.MICROSOFT.STDEV.P([.B37:.D37])" office:value-type="float" office:value="0.046016905106226" calcext:value-type="float">
            <text:p>0.05</text:p>
          </table:table-cell>
          <table:table-cell table:number-columns-repeated="10"/>
        </table:table-row>
        <table:table-row table:style-name="ro1">
          <table:covered-table-cell/>
          <table:table-cell table:style-name="ce10" table:formula="of:=ABS([.G20]-[.B20])" office:value-type="float" office:value="1.45400000000001" calcext:value-type="float">
            <text:p>1.45</text:p>
          </table:table-cell>
          <table:table-cell table:style-name="ce10" table:formula="of:=ABS([.G20]-[.C20])" office:value-type="float" office:value="1.97000000000003" calcext:value-type="float">
            <text:p>1.97</text:p>
          </table:table-cell>
          <table:table-cell table:style-name="ce10" table:formula="of:=ABS([.D20]-[.G20])" office:value-type="float" office:value="1.35000000000002" calcext:value-type="float">
            <text:p>1.35</text:p>
          </table:table-cell>
          <table:table-cell table:formula="of:=AVERAGE([.B38:.D38])" office:value-type="float" office:value="1.59133333333335" calcext:value-type="float">
            <text:p>1.59</text:p>
          </table:table-cell>
          <table:table-cell table:formula="of:=COM.MICROSOFT.STDEV.P([.B38:.D38])" office:value-type="float" office:value="0.2711030964207" calcext:value-type="float">
            <text:p>0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</text:p>
          </table:table-cell>
          <table:table-cell table:style-name="ce11" table:formula="of:=AVERAGE([.B32:.B38])" office:value-type="float" office:value="1.31757142857141" calcext:value-type="float">
            <text:p>1.32</text:p>
          </table:table-cell>
          <table:table-cell table:style-name="ce11" table:formula="of:=AVERAGE([.C32:.C38])" office:value-type="float" office:value="1.43385714285714" calcext:value-type="float">
            <text:p>1.43</text:p>
          </table:table-cell>
          <table:table-cell table:style-name="ce11" table:formula="of:=AVERAGE([.D32:.D38])" office:value-type="float" office:value="1.33342857142857" calcext:value-type="float">
            <text:p>1.33</text:p>
          </table:table-cell>
          <table:table-cell table:formula="of:=AVERAGE([.E32:.E38])" office:value-type="float" office:value="1.36161904761904" calcext:value-type="float">
            <text:p>1.36</text:p>
          </table:table-cell>
          <table:table-cell table:style-name="ce11" table:formula="of:=AVERAGE([.F32:.F38])" office:value-type="float" office:value="0.091554986356505" calcext:value-type="float">
            <text:p>0.09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12" table:number-columns-repeated="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5:57:51.978429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5:57:53.091265106</meta:creation-date>
    <meta:editing-duration>PT31M27S</meta:editing-duration>
    <meta:editing-cycles>7</meta:editing-cycles>
    <meta:generator>LibreOffice/6.0.7.3$Linux_X86_64 LibreOffice_project/00m0$Build-3</meta:generator>
    <dc:date>2020-02-11T16:39:36.096333870</dc:date>
    <meta:document-statistic meta:table-count="1" meta:cell-count="184" meta:object-count="0"/>
  </office:meta>
</office:document-meta>
</file>